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00864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b1a3a0">
      <style:text-properties style:text-underline-style="none" xlink:href="http://www.eins.de"/>
    </style:style>
    <style:style style:family="text" style:name="ae19fe6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58bc5b" style:parent-style-name="Standard">
      <style:paragraph-properties fo:margin-left="7.5mm" fo:margin-right="0.0mm" fo:text-indent="-7.5mm"/>
      <style:text-properties/>
    </style:style>
    <style:style style:family="paragraph" style:name="a5c7066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4507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9f676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0ff3c2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762518" style:parent-style-name="Graphics">
      <style:graphic-properties fo:background-color="ffffff"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b5ca1f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e8850e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fba922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b5ca1f"><draw:frame draw:style-name="a762518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0ff3c2"/>
      <text:p text:style-name="a89f676"/>
      <text:p text:style-name="a845079"/>
      <text:p text:style-name="a5c7066"/>
      <text:p text:style-name="a58bc5b"><text:a xlink:href="http://www.eins.de"><text:span text:style-name="Hyperlink">Kapitel</text:span></text:a><text:a xlink:href="http://www.eins.de"><text:span text:style-name="afba922"><text:s/><text:s/><text:s/><text:s text:c="3"/></text:span><text:span text:style-name="ab1a3a0"><text:s text:c="3"/><text:s text:c="4"/><text:s text:c="2"/><text:s text:c="5"/><text:s text:c="6"/><text:s text:c="2"/></text:span></text:a><text:a xlink:href="http://www.zwei.de"><text:span text:style-name="Hyperlink">10</text:span></text:a></text:p>
      <text:p text:style-name="a008647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0bfc53" style:parent-style-name="Header">
      <style:text-properties fo:font-size="10.0pt" style:font-name="Verdana" style:font-name-complex="Verdana" style:font-size-asian="10.0pt"/>
    </style:style>
    <style:style style:family="paragraph" style:name="a401692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5bec1e">
      <style:text-properties fo:font-size="10.0pt" style:font-name="Verdana" style:font-name-complex="Verdana" style:font-size-asian="10.0pt"/>
    </style:style>
    <style:style style:family="paragraph" style:name="aeb0037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eb0037"><text:span text:style-name="a5bec1e">Handbuch Pastoralbüro<text:tab/>Kapitel 10 – 10.0 Inhaltsverzeichnis</text:span></text:p>
        <text:p text:style-name="a401692"/>
        <text:p text:style-name="a0bfc53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8S</meta:editing-duration>
  </office:meta>
</office:document-meta>
</file>